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3000000C239523B007AA6C6B6.jpg" manifest:media-type="image/jpeg"/>
  <manifest:file-entry manifest:full-path="Pictures/10000000000000EC000000EC18FF98D4EE3D7701.jpg" manifest:media-type="image/jpeg"/>
  <manifest:file-entry manifest:full-path="Pictures/100000000000010C000000BCFCF57898782F1211.jpg" manifest:media-type="image/jpeg"/>
  <manifest:file-entry manifest:full-path="Pictures/100002010000025800000258BC5EB1FE63E6F71C.png" manifest:media-type="image/png"/>
  <manifest:file-entry manifest:full-path="Pictures/10000000000001DF000000DEAD638AEC100A1CC8.jpg" manifest:media-type="image/jpeg"/>
  <manifest:file-entry manifest:full-path="Pictures/1000000000000276000001A85C9897145CF4D00B.jpg" manifest:media-type="image/jpeg"/>
  <manifest:file-entry manifest:full-path="Pictures/10000000000001E0000001688D6B18CA91557A99.jpg" manifest:media-type="image/jpeg"/>
  <manifest:file-entry manifest:full-path="Pictures/100000000000025800000172A0C2F4E8A2198698.jpg" manifest:media-type="image/jpeg"/>
  <manifest:file-entry manifest:full-path="Pictures/100000000000027E000001E0A43123BCEAF453F1.jpg" manifest:media-type="image/jpeg"/>
  <manifest:file-entry manifest:full-path="Pictures/100000000000028A000002C6460A9DCEEED7643A.jpg" manifest:media-type="image/jpeg"/>
  <manifest:file-entry manifest:full-path="Pictures/1000000000000BB8000006957EEA369195B1631D.jpg" manifest:media-type="image/jpeg"/>
  <manifest:file-entry manifest:full-path="Pictures/10000000000001E000000168B3F3475B3CFEFE4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adrão-title">
      <style:graphic-properties fo:min-height="6.563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fo:min-height="19.106cm"/>
    </style:style>
    <style:style style:name="pr4" style:family="presentation" style:parent-style-name="Padrão-title">
      <style:graphic-properties fo:min-height="3.506cm"/>
    </style:style>
    <style:style style:name="pr5" style:family="presentation" style:parent-style-name="Padrão-outline1">
      <style:graphic-properties fo:min-height="11.929cm"/>
    </style:style>
    <style:style style:name="P1" style:family="paragraph">
      <style:text-properties fo:color="#000000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6.563cm" svg:x="1.4cm" svg:y="0.837cm" presentation:class="title" presentation:user-transformed="true">
          <draw:text-box>
            <text:p text:style-name="P1"><text:span text:style-name="T1">franca_web_developers</text:span><text:span text:style-name="T1"><text:line-break/></text:span><text:span text:style-name="T1">Arduino + Web</text:span></text:p>
          </draw:text-box>
        </draw:frame>
        <draw:frame draw:style-name="gr1" draw:text-style-name="P2" draw:layer="layout" svg:width="7.221cm" svg:height="7.6cm" svg:x="3.979cm" svg:y="9.2cm">
          <draw:image xlink:href="Pictures/100002010000025800000258BC5EB1FE63E6F71C.png" xlink:type="simple" xlink:show="embed" xlink:actuate="onLoad">
            <text:p/>
          </draw:image>
        </draw:frame>
        <draw:frame draw:style-name="gr1" draw:text-style-name="P2" draw:layer="layout" svg:width="12.738cm" svg:height="6.155cm" svg:x="14.6cm" svg:y="10.4cm">
          <draw:image xlink:href="Pictures/10000000000001DF000000DEAD638AEC100A1CC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19.106cm" svg:x="1.2cm" svg:y="1.094cm" presentation:class="title" presentation:user-transformed="true">
          <draw:text-box>
            <text:p text:style-name="P4"><text:s text:c="17"/>Arduino<text:line-break/><text:line-break/><text:line-break/><text:line-break/><text:line-break/>- 5 amigos<text:line-break/>- Itália <text:line-break/>- Facilidade / Praticidade<text:line-break/>- Plataforma de Prototipagem<text:line-break/>- Hardware Livre<text:tab/></text:p>
          </draw:text-box>
        </draw:frame>
        <draw:frame draw:style-name="gr1" draw:text-style-name="P2" draw:layer="layout" svg:width="10.68cm" svg:height="7.492cm" svg:x="16cm" svg:y="4.708cm" presentation:class="graphic" presentation:user-transformed="true">
          <draw:image xlink:href="Pictures/100000000000010C000000BCFCF57898782F121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 Hardwar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6.243cm" svg:height="6.243cm" svg:x="3.957cm" svg:y="3.8cm">
          <draw:image xlink:href="Pictures/10000000000000EC000000EC18FF98D4EE3D7701.jpg" xlink:type="simple" xlink:show="embed" xlink:actuate="onLoad">
            <text:p/>
          </draw:image>
        </draw:frame>
        <draw:frame draw:style-name="gr1" draw:text-style-name="P2" draw:layer="layout" svg:width="9.484cm" svg:height="5.848cm" svg:x="16cm" svg:y="4.152cm">
          <draw:image xlink:href="Pictures/100000000000025800000172A0C2F4E8A2198698.jpg" xlink:type="simple" xlink:show="embed" xlink:actuate="onLoad">
            <text:p/>
          </draw:image>
        </draw:frame>
        <draw:frame draw:style-name="gr1" draw:text-style-name="P2" draw:layer="layout" svg:width="9.965cm" svg:height="6.706cm" svg:x="15.035cm" svg:y="13.094cm">
          <draw:image xlink:href="Pictures/1000000000000276000001A85C9897145CF4D00B.jpg" xlink:type="simple" xlink:show="embed" xlink:actuate="onLoad">
            <text:p/>
          </draw:image>
        </draw:frame>
        <draw:frame draw:style-name="gr1" draw:text-style-name="P2" draw:layer="layout" svg:width="10.912cm" svg:height="8.396cm" svg:x="1.688cm" svg:y="11.4cm">
          <draw:image xlink:href="Pictures/100000000000027E000001E0A43123BCEAF453F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4" draw:layer="layout" svg:width="25.199cm" svg:height="3.506cm" svg:x="1.4cm" svg:y="0.837cm" presentation:class="title">
          <draw:text-box>
            <text:p>Projetos<text:tab/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9.6cm" svg:height="7.2cm" svg:x="1.6cm" svg:y="4.2cm">
          <draw:image xlink:href="Pictures/10000000000001E000000168B3F3475B3CFEFE4F.jpg" xlink:type="simple" xlink:show="embed" xlink:actuate="onLoad">
            <text:p/>
          </draw:image>
        </draw:frame>
        <draw:frame draw:style-name="gr1" draw:text-style-name="P2" draw:layer="layout" svg:width="10cm" svg:height="7.5cm" svg:x="15.6cm" svg:y="4.343cm">
          <draw:image xlink:href="Pictures/10000000000001E0000001688D6B18CA91557A99.jpg" xlink:type="simple" xlink:show="embed" xlink:actuate="onLoad">
            <text:p/>
          </draw:image>
        </draw:frame>
        <draw:frame draw:style-name="gr1" draw:text-style-name="P2" draw:layer="layout" svg:width="10.296cm" svg:height="5.783cm" svg:x="1.704cm" svg:y="13.6cm">
          <draw:image xlink:href="Pictures/1000000000000BB8000006957EEA369195B1631D.jpg" xlink:type="simple" xlink:show="embed" xlink:actuate="onLoad">
            <text:p/>
          </draw:image>
        </draw:frame>
        <draw:frame draw:style-name="gr1" draw:text-style-name="P2" draw:layer="layout" svg:width="6.852cm" svg:height="5.132cm" svg:x="16.548cm" svg:y="13.8cm">
          <draw:image xlink:href="Pictures/1000000000000103000000C239523B007AA6C6B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5" draw:layer="layout" svg:width="25.199cm" svg:height="14cm" svg:x="1.2cm" svg:y="3.2cm" presentation:class="outline" presentation:placeholder="true" presentation:user-transformed="true">
          <draw:text-box/>
        </draw:frame>
        <draw:frame draw:style-name="gr1" draw:text-style-name="P2" draw:layer="layout" svg:width="19.224cm" svg:height="20.999cm" svg:x="3.376cm" svg:y="0.201cm">
          <draw:image xlink:href="Pictures/100000000000028A000002C6460A9DCEEED7643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DemiLight" style:font-family-asian="'Noto Sans CJK SC DemiLight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3:21:15.560712104</meta:creation-date>
    <dc:date>2018-01-27T04:25:28.597746140</dc:date>
    <meta:editing-duration>PT3M</meta:editing-duration>
    <meta:editing-cycles>1</meta:editing-cycles>
    <meta:document-statistic meta:object-count="50"/>
    <meta:generator>LibreOffice/5.2.7.2$Linux_X86_64 LibreOffice_project/20m0$Build-2</meta:generator>
  </office:meta>
</office:document-meta>
</file>